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84.25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ro8" style:family="table-row">
      <style:table-row-properties style:row-height="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ce29"/>
        <table:table-column table:style-name="co9" table:default-cell-style-name="ce29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8" office:value-type="string" calcext:value-type="string">
            <text:p>Pre-cosmetic approval (BI)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28" office:value-type="string" calcext:value-type="string">
            <text:p>Cosmetic Approval (Y/N)</text:p>
          </table:table-cell>
          <table:table-cell table:style-name="ce28" office:value-type="string" calcext:value-type="string">
            <text:p>Approved for cluster production (M.S.)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N (reslice, top artifacts)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3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4.5.0.4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4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2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3.1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2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8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2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3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0.0.2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1</text:p>
          </table:table-cell>
          <table:table-cell table:style-name="ce20" office:value-type="string" calcext:value-type="string">
            <text:p>Y</text:p>
          </table:table-cell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0.0.0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support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Same as foxglove</text:p>
          </table:table-cell>
          <table:table-cell table:style-name="ce28" office:value-type="string" calcext:value-type="string">
            <text:p>Use existing Gcode</text:p>
          </table:table-cell>
          <table:table-cell table:style-name="ce20"/>
          <table:table-cell table:style-name="ce28" office:value-type="string" calcext:value-type="string">
            <text:p>Y</text:p>
          </table:table-cell>
          <table:table-cell table:style-name="ce28"/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1.1.0.1</text:p>
          </table:table-cell>
          <table:table-cell table:style-name="ce20" office:value-type="string" calcext:value-type="string">
            <text:p>Y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8"/>
          <table:table-cell table:style-name="ce20" office:value-type="string" calcext:value-type="string">
            <text:p>N(reslice)(warp)</text:p>
          </table:table-cell>
          <table:table-cell table:style-name="ce28" table:number-columns-repeated="2"/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8" office:value-type="string" calcext:value-type="string">
            <text:p>0.1.0.0</text:p>
          </table:table-cell>
          <table:table-cell table:style-name="ce20"/>
          <table:table-cell table:style-name="ce28" table:number-columns-repeated="2"/>
        </table:table-row>
        <table:table-row table:style-name="ro4">
          <table:table-cell table:style-name="ce17"/>
          <table:table-cell table:style-name="ce18"/>
          <table:table-cell table:style-name="ce28"/>
          <table:table-cell table:style-name="ce20"/>
          <table:table-cell table:style-name="ce28" table:number-columns-repeated="2"/>
        </table:table-row>
        <table:table-row table:style-name="ro4" table:number-rows-repeated="1048540">
          <table:table-cell table:number-columns-repeated="6"/>
        </table:table-row>
        <table:table-row table:style-name="ro4">
          <table:table-cell table:number-columns-repeated="6"/>
        </table:table-row>
      </table:table>
      <table:named-expressions/>
      <table:database-ranges>
        <table:database-range table:name="__Anonymous_Sheet_DB__1" table:target-range-address="'For R&amp;D build'.A1:'For R&amp;D build'.F3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3:07:39.999809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31T13:08:29.194639078</dc:date>
    <meta:editing-duration>PT12H14M54S</meta:editing-duration>
    <meta:editing-cycles>76</meta:editing-cycles>
    <meta:generator>LibreOffice/5.0.4.2$Linux_X86_64 LibreOffice_project/2b9802c1994aa0b7dc6079e128979269cf95bc78</meta:generator>
    <meta:print-date>2016-08-30T07:52:13.369252005</meta:print-date>
    <dc:creator>aleph </dc:creator>
    <meta:document-statistic meta:table-count="2" meta:cell-count="262" meta:object-count="0"/>
  </office:meta>
</office:document-meta>
</file>